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55.92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35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de comment</text:p>
          </table:table-cell>
          <table:table-cell office:value-type="string" calcext:value-type="string">
            <text:p>Model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ameID</text:p>
          </table:table-cell>
        </table:table-row>
        <table:table-row table:style-name="ro1">
          <table:table-cell office:value-type="string" calcext:value-type="string">
            <text:p>Be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ource/m3d/animated/a1.a3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Cirta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/m3d/items/i3.m3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Nymb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/m3d/items/i4.m3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ggs</text:p>
          </table:table-cell>
        </table:table-row>
        <table:table-row table:style-name="ro1">
          <table:table-cell office:value-type="string" calcext:value-type="string">
            <text:p>Ele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/m3d/items/i6.m3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c</text:p>
          </table:table-cell>
        </table:table-row>
        <table:table-row table:style-name="ro1">
          <table:table-cell office:value-type="string" calcext:value-type="string">
            <text:p>Lipuring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ource/m3d/items/i8.m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ue</text:p>
          </table:table-cell>
        </table:table-row>
        <table:table-row table:style-name="ro1">
          <table:table-cell office:value-type="string" calcext:value-type="string">
            <text:p>Copteri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ource/m3d/items/i1.m3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ource/m3d/items/i7.m3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tor</text:p>
          </table:table-cell>
        </table:table-row>
        <table:table-row table:style-name="ro1">
          <table:table-cell office:value-type="string" calcext:value-type="string">
            <text:p>Fleg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ource/m3d/items/i5.m3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ime</text:p>
          </table:table-cell>
        </table:table-row>
        <table:table-row table:style-name="ro1">
          <table:table-cell office:value-type="string" calcext:value-type="string">
            <text:p>CuteRi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ource/m3d/items/i2.m3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m</text:p>
          </table:table-cell>
        </table:table-row>
        <table:table-row table:style-name="ro1">
          <table:table-cell office:value-type="string" calcext:value-type="string">
            <text:p>Terminator(Wormer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ource/m3d/items/i9.m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minator</text:p>
          </table:table-cell>
        </table:table-row>
        <table:table-row table:style-name="ro1">
          <table:table-cell office:value-type="string" calcext:value-type="string">
            <text:p>Boltu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ource/m3d/ammun/am1.m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</text:p>
          </table:table-cell>
        </table:table-row>
        <table:table-row table:style-name="ro1">
          <table:table-cell office:value-type="string" calcext:value-type="string">
            <text:p>Okoro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ource/m3d/ammun/am2.m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oControlMissile</text:p>
          </table:table-cell>
        </table:table-row>
        <table:table-row table:style-name="ro1">
          <table:table-cell office:value-type="string" calcext:value-type="string">
            <text:p>Pupo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ource/m3d/ammun/am3.m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moMissile</text:p>
          </table:table-cell>
        </table:table-row>
        <table:table-row table:style-name="ro1">
          <table:table-cell office:value-type="string" calcext:value-type="string">
            <text:p>CrustestCann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ource/m3d/weapon/w5.m3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ustest</text:p>
          </table:table-cell>
        </table:table-row>
        <table:table-row table:style-name="ro1">
          <table:table-cell office:value-type="string" calcext:value-type="string">
            <text:p>GhorbGear(Heavy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source/m3d/weapon/w3h.m3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avyFireBall</text:p>
          </table:table-cell>
        </table:table-row>
        <table:table-row table:style-name="ro1">
          <table:table-cell office:value-type="string" calcext:value-type="string">
            <text:p>GhorbGear(Light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urce/m3d/weapon/w3l.m3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ghtFireBall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source/m3d/weapon/w4.m3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Bug</text:p>
          </table:table-cell>
        </table:table-row>
        <table:table-row table:style-name="ro1">
          <table:table-cell office:value-type="string" calcext:value-type="string">
            <text:p>MacHotine(Heavy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source/m3d/weapon/w2h.m3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vyLaser</text:p>
          </table:table-cell>
        </table:table-row>
        <table:table-row table:style-name="ro1">
          <table:table-cell office:value-type="string" calcext:value-type="string">
            <text:p>MacHotine(Lihgt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source/m3d/weapon/w2l.m3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ghtLaser</text:p>
          </table:table-cell>
        </table:table-row>
        <table:table-row table:style-name="ro1">
          <table:table-cell office:value-type="string" calcext:value-type="string">
            <text:p>Speetle(Heavy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source/m3d/weapon/w1h.m3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vyMissile</text:p>
          </table:table-cell>
        </table:table-row>
        <table:table-row table:style-name="ro1">
          <table:table-cell office:value-type="string" calcext:value-type="string">
            <text:p>Speetle(Light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ource/m3d/weapon/w1l.m3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ghtMissile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esource/m3d/mechous/m1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ronShadow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esource/m3d/mechous/m2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ladeKeeper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esource/m3d/mechous/m5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eavyLady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source/m3d/mechous/m3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tTractor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esource/m3d/mechous/m4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xidizeMonk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esource/m3d/mechous/u1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enFrog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source/m3d/mechous/m6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preadSpot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esource/m3d/mechous/u3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astMoggy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esource/m3d/mechous/m7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ipper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esource/m3d/mechous/m8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cientDemo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resource/m3d/mechous/u4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awnMower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source/m3d/mechous/u2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ndoll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esource/m3d/mechous/m9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rcan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esource/m3d/mechous/m10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dSurgeon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resource/m3d/mechous/m11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Zippax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resource/m3d/mechous/m12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verBie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source/m3d/mechous/m13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iercato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resource/m3d/mechous/m14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xcorps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resource/m3d/mechous/r1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LOCH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esource/m3d/mechous/r2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MOK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resource/m3d/mechous/r3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OTOK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resource/m3d/mechous/r4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HROT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resource/m3d/mechous/r5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OCHOD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resource/m3d/fauna/f2.m3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kyFarmer</text:p>
          </table:table-cell>
        </table:table-row>
        <table:table-row table:style-name="ro1">
          <table:table-cell office:value-type="string" calcext:value-type="string">
            <text:p>AcidTan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source/m3d/items/i10.m3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sule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resource/m3d/items/i11.m3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rldLocker</text:p>
          </table:table-cell>
        </table:table-row>
        <table:table-row table:style-name="ro1">
          <table:table-cell office:value-type="string" calcext:value-type="string">
            <text:p>Kernobo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ource/m3d/items/i12.m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resource/m3d/fauna/f1.m3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shWarrior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esource/m3d/unique/u1a.m3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fEng</text:p>
          </table:table-cell>
        </table:table-row>
        <table:table-row table:style-name="ro1">
          <table:table-cell office:value-type="string" calcext:value-type="string">
            <text:p>HeavyIr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source/m3d/unique/u1b.m3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mfKil</text:p>
          </table:table-cell>
        </table:table-row>
        <table:table-row table:style-name="ro1">
          <table:table-cell office:value-type="string" calcext:value-type="string">
            <text:p>Zigger-Zagger -- First COOL Name for mechos Par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ource/m3d/unique/u2a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gEng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source/m3d/unique/u2b.m3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gShass</text:p>
          </table:table-cell>
        </table:table-row>
        <table:table-row table:style-name="ro1">
          <table:table-cell office:value-type="string" calcext:value-type="string">
            <text:p>Put-Put -- Second COOL name for mechos Par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esource/m3d/unique/u3a.m3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trEng</text:p>
          </table:table-cell>
        </table:table-row>
        <table:table-row table:style-name="ro1">
          <table:table-cell office:value-type="string" calcext:value-type="string">
            <text:p>Box - PostBO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source/m3d/unique/u3b.m3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trInstr</text:p>
          </table:table-cell>
        </table:table-row>
        <table:table-row table:style-name="ro1">
          <table:table-cell office:value-type="string" calcext:value-type="string">
            <text:p>Star WAR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source/m3d/unique/u4a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tEng</text:p>
          </table:table-cell>
        </table:table-row>
        <table:table-row table:style-name="ro1">
          <table:table-cell office:value-type="string" calcext:value-type="string">
            <text:p>Whizzer CHRU-CHRU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source/m3d/unique/u4b.m3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VertVi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source/m3d/mechous/u5.m3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ormaster</text:p>
          </table:table-cell>
        </table:table-row>
        <table:table-row table:style-name="ro1">
          <table:table-cell office:value-type="string" calcext:value-type="string">
            <text:p>Cogged Widge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source/m3d/unique/u5a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otBur</text:p>
          </table:table-cell>
        </table:table-row>
        <table:table-row table:style-name="ro1">
          <table:table-cell office:value-type="string" calcext:value-type="string">
            <text:p>Husk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esource/m3d/unique/u5b.m3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otEng</text:p>
          </table:table-cell>
        </table:table-row>
        <table:table-row table:style-name="ro1">
          <table:table-cell office:value-type="string" calcext:value-type="string">
            <text:p>Poponk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ource/m3d/items/i15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yTabl</text:p>
          </table:table-cell>
        </table:table-row>
        <table:table-row table:style-name="ro1">
          <table:table-cell office:value-type="string" calcext:value-type="string">
            <text:p>Toxi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source/m3d/items/i14.m3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Conlarv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source/m3d/items/i13.m3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ukkish</text:p>
          </table:table-cell>
        </table:table-row>
        <table:table-row table:style-name="ro1">
          <table:table-cell office:value-type="string" calcext:value-type="string">
            <text:p>CrotRi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esource/m3d/items/i16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otRig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resource/m3d/items/i17.m3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rde</text:p>
          </table:table-cell>
        </table:table-row>
        <table:table-row table:style-name="ro1">
          <table:table-cell office:value-type="string" calcext:value-type="string">
            <text:p>Function8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source/m3d/items/i18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11083</text:p>
          </table:table-cell>
        </table:table-row>
        <table:table-row table:style-name="ro1">
          <table:table-cell office:value-type="string" calcext:value-type="string">
            <text:p>Hero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source/m3d/items/i19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oin</text:p>
          </table:table-cell>
        </table:table-row>
        <table:table-row table:style-name="ro1">
          <table:table-cell office:value-type="string" calcext:value-type="string">
            <text:p>MechanicMessia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esource/m3d/items/i20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iah</text:p>
          </table:table-cell>
        </table:table-row>
        <table:table-row table:style-name="ro1">
          <table:table-cell office:value-type="string" calcext:value-type="string">
            <text:p>Protracto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source/m3d/items/i21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ract</text:p>
          </table:table-cell>
        </table:table-row>
        <table:table-row table:style-name="ro1">
          <table:table-cell office:value-type="string" calcext:value-type="string">
            <text:p>Rubbox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source/m3d/items/i22.m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bbox</text:p>
          </table:table-cell>
        </table:table-row>
        <table:table-row table:style-name="ro1">
          <table:table-cell office:value-type="string" calcext:value-type="string">
            <text:p>Shuru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source/m3d/items/i23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urub</text:p>
          </table:table-cell>
        </table:table-row>
        <table:table-row table:style-name="ro1">
          <table:table-cell office:value-type="string" calcext:value-type="string">
            <text:p>Spumm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source/m3d/items/i24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ummy</text:p>
          </table:table-cell>
        </table:table-row>
        <table:table-row table:style-name="ro1">
          <table:table-cell office:value-type="string" calcext:value-type="string">
            <text:p>Terminator(Wasp)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source/m3d/items/i25.m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sp</text:p>
          </table:table-cell>
        </table:table-row>
        <table:table-row table:style-name="ro1">
          <table:table-cell office:value-type="string" calcext:value-type="string">
            <text:p>Weezyk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/m3d/items/i26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ezyk</text:p>
          </table:table-cell>
        </table:table-row>
        <table:table-row table:style-name="ro1">
          <table:table-cell office:value-type="string" calcext:value-type="string">
            <text:p>Peelo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esource/m3d/items/i27.m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BootSecto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source/m3d/items/i28.m3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Amputato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esource/m3d/items/i29.m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utat</text:p>
          </table:table-cell>
        </table:table-row>
        <table:table-row table:style-name="ro1">
          <table:table-cell office:value-type="string" calcext:value-type="string">
            <text:p>Beeboora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esource/m3d/items/i30.m3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eboor</text:p>
          </table:table-cell>
        </table:table-row>
        <table:table-row table:style-name="ro1">
          <table:table-cell office:value-type="string" calcext:value-type="string">
            <text:p>BORAVchic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source/m3d/items/i31.m3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oraw</text:p>
          </table:table-cell>
        </table:table-row>
        <table:table-row table:style-name="ro1">
          <table:table-cell office:value-type="string" calcext:value-type="string">
            <text:p>Degradato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esource/m3d/items/i32.m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gradat</text:p>
          </table:table-cell>
        </table:table-row>
        <table:table-row table:style-name="ro1">
          <table:table-cell office:value-type="string" calcext:value-type="string">
            <text:p>Eleepo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ource/m3d/items/i33.m3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eepod</text:p>
          </table:table-cell>
        </table:table-row>
        <table:table-row table:style-name="ro1">
          <table:table-cell office:value-type="string" calcext:value-type="string">
            <text:p>Gluek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source/m3d/items/i34.m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uek</text:p>
          </table:table-cell>
        </table:table-row>
        <table:table-row table:style-name="ro1">
          <table:table-cell office:value-type="string" calcext:value-type="string">
            <text:p>Mechoscop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source/m3d/items/i35.m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pe</text:p>
          </table:table-cell>
        </table:table-row>
        <table:table-row table:style-name="ro1">
          <table:table-cell office:value-type="string" calcext:value-type="string">
            <text:p>Noboo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source/m3d/items/i36.m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bool</text:p>
          </table:table-cell>
        </table:table-row>
        <table:table-row table:style-name="ro1">
          <table:table-cell office:value-type="string" calcext:value-type="string">
            <text:p>Paloc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source/m3d/items/i37.m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loch</text:p>
          </table:table-cell>
        </table:table-row>
        <table:table-row table:style-name="ro1">
          <table:table-cell office:value-type="string" calcext:value-type="string">
            <text:p>Pereponk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source/m3d/items/i38.m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epon</text:p>
          </table:table-cell>
        </table:table-row>
        <table:table-row table:style-name="ro1">
          <table:table-cell office:value-type="string" calcext:value-type="string">
            <text:p>Pipka &amp; Pupk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source/m3d/items/i39.m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pka</text:p>
          </table:table-cell>
        </table:table-row>
        <table:table-row table:style-name="ro1">
          <table:table-cell office:value-type="string" calcext:value-type="string">
            <text:p>Tabutask &amp; TIBUtas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source/m3d/items/i40.m3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utask</text:p>
          </table:table-cell>
        </table:table-row>
        <table:table-row table:style-name="ro1">
          <table:table-cell office:value-type="string" calcext:value-type="string">
            <text:p>Zeefick &amp; Sifik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ource/m3d/items/i41.m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efick</text:p>
          </table:table-cell>
        </table:table-row>
        <table:table-row table:style-name="ro1">
          <table:table-cell office:value-type="string" calcext:value-type="string">
            <text:p>Zeex'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source/m3d/items/i42.m3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ex</text:p>
          </table:table-cell>
        </table:table-row>
        <table:table-row table:style-name="ro1">
          <table:table-cell office:value-type="string" calcext:value-type="string">
            <text:p>SEX BOMB FOR ALL VANGERS &amp; Co.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ource/m3d/weapon/w6.m3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eboBomb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source/m3d/items/i43.m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d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5T21:26:55.083000000</dc:date>
    <meta:editing-duration>PT1M58S</meta:editing-duration>
    <meta:editing-cycles>1</meta:editing-cycles>
    <meta:document-statistic meta:table-count="1" meta:cell-count="435" meta:object-count="0"/>
    <meta:generator>LibreOffice/5.3.4.2$Windows_X86_64 LibreOffice_project/f82d347ccc0be322489bf7da61d7e4ad13fe2ff3</meta:generator>
  </office:meta>
</office:document-meta>
</file>